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X-AXIS</text:p>
          </table:table-cell>
          <table:table-cell table:style-name="ce1" office:value-type="string" calcext:value-type="string">
            <text:p>Y-AXIS</text:p>
          </table:table-cell>
          <table:table-cell table:style-name="ce1" office:value-type="string" calcext:value-type="string">
            <text:p>B-MAGNITUDE</text:p>
          </table:table-cell>
          <table:table-cell table:style-name="ce1" office:value-type="string" calcext:value-type="string">
            <text:p>V-MAGNITUDE</text:p>
          </table:table-cell>
          <table:table-cell table:style-name="ce1" office:value-type="string" calcext:value-type="string">
            <text:p>B-V</text:p>
          </table:table-cell>
          <table:table-cell table:style-name="ce4" office:value-type="string" calcext:value-type="string">
            <text:p>TEMPERAT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7.0234" calcext:value-type="float">
            <text:p>1997.0234</text:p>
          </table:table-cell>
          <table:table-cell office:value-type="float" office:value="557.3799" calcext:value-type="float">
            <text:p>557.3799</text:p>
          </table:table-cell>
          <table:table-cell office:value-type="float" office:value="11.2702" calcext:value-type="float">
            <text:p>11.2702</text:p>
          </table:table-cell>
          <table:table-cell office:value-type="float" office:value="9.6097" calcext:value-type="float">
            <text:p>9.6097</text:p>
          </table:table-cell>
          <table:table-cell table:style-name="ce3" table:formula="of:=ORG.LIBREOFFICE.RAWSUBTRACT([.D2];[.E2])" office:value-type="float" office:value="1.6605" calcext:value-type="float">
            <text:p>1.6605</text:p>
          </table:table-cell>
          <table:table-cell table:formula="of:=4600*(1/(0.92*[.F2]+1.7)+1/(0.92*[.F2]+0.62))" office:value-type="float" office:value="3567.04712188114" calcext:value-type="float">
            <text:p>3567.047121881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9.5612" calcext:value-type="float">
            <text:p>1699.5612</text:p>
          </table:table-cell>
          <table:table-cell office:value-type="float" office:value="447.0864" calcext:value-type="float">
            <text:p>447.0864</text:p>
          </table:table-cell>
          <table:table-cell office:value-type="float" office:value="11.6201" calcext:value-type="float">
            <text:p>11.6201</text:p>
          </table:table-cell>
          <table:table-cell office:value-type="float" office:value="10.0134" calcext:value-type="float">
            <text:p>10.0134</text:p>
          </table:table-cell>
          <table:table-cell table:style-name="ce3" table:formula="of:=ORG.LIBREOFFICE.RAWSUBTRACT([.D3];[.E3])" office:value-type="float" office:value="1.6067" calcext:value-type="float">
            <text:p>1.6067</text:p>
          </table:table-cell>
          <table:table-cell table:formula="of:=4600*(1/(0.92*[.F3]+1.7)+1/(0.92*[.F3]+0.62))" office:value-type="float" office:value="3639.76950396354" calcext:value-type="float">
            <text:p>3639.769503963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75.6571" calcext:value-type="float">
            <text:p>1575.6571</text:p>
          </table:table-cell>
          <table:table-cell office:value-type="float" office:value="826.8356" calcext:value-type="float">
            <text:p>826.8356</text:p>
          </table:table-cell>
          <table:table-cell office:value-type="float" office:value="11.8361" calcext:value-type="float">
            <text:p>11.8361</text:p>
          </table:table-cell>
          <table:table-cell office:value-type="float" office:value="10.2055" calcext:value-type="float">
            <text:p>10.2055</text:p>
          </table:table-cell>
          <table:table-cell table:style-name="ce3" table:formula="of:=ORG.LIBREOFFICE.RAWSUBTRACT([.D4];[.E4])" office:value-type="float" office:value="1.6306" calcext:value-type="float">
            <text:p>1.6306</text:p>
          </table:table-cell>
          <table:table-cell table:formula="of:=4600*(1/(0.92*[.F4]+1.7)+1/(0.92*[.F4]+0.62))" office:value-type="float" office:value="3607.08748252358" calcext:value-type="float">
            <text:p>3607.087482523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2.5586" calcext:value-type="float">
            <text:p>1162.5586</text:p>
          </table:table-cell>
          <table:table-cell office:value-type="float" office:value="789.4236" calcext:value-type="float">
            <text:p>789.4236</text:p>
          </table:table-cell>
          <table:table-cell office:value-type="float" office:value="11.054" calcext:value-type="float">
            <text:p>11.054</text:p>
          </table:table-cell>
          <table:table-cell office:value-type="float" office:value="9.335" calcext:value-type="float">
            <text:p>9.335</text:p>
          </table:table-cell>
          <table:table-cell table:style-name="ce3" table:formula="of:=ORG.LIBREOFFICE.RAWSUBTRACT([.D5];[.E5])" office:value-type="float" office:value="1.719" calcext:value-type="float">
            <text:p>1.719</text:p>
          </table:table-cell>
          <table:table-cell table:formula="of:=4600*(1/(0.92*[.F5]+1.7)+1/(0.92*[.F5]+0.62))" office:value-type="float" office:value="3491.3099269129" calcext:value-type="float">
            <text:p>3491.30992691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7.9691" calcext:value-type="float">
            <text:p>857.9691</text:p>
          </table:table-cell>
          <table:table-cell office:value-type="float" office:value="810.7676" calcext:value-type="float">
            <text:p>810.7676</text:p>
          </table:table-cell>
          <table:table-cell office:value-type="float" office:value="12.3224" calcext:value-type="float">
            <text:p>12.3224</text:p>
          </table:table-cell>
          <table:table-cell office:value-type="float" office:value="10.6894" calcext:value-type="float">
            <text:p>10.6894</text:p>
          </table:table-cell>
          <table:table-cell table:style-name="ce3" table:formula="of:=ORG.LIBREOFFICE.RAWSUBTRACT([.D6];[.E6])" office:value-type="float" office:value="1.633" calcext:value-type="float">
            <text:p>1.633</text:p>
          </table:table-cell>
          <table:table-cell table:formula="of:=4600*(1/(0.92*[.F6]+1.7)+1/(0.92*[.F6]+0.62))" office:value-type="float" office:value="3603.83918136313" calcext:value-type="float">
            <text:p>3603.839181363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8.634" calcext:value-type="float">
            <text:p>928.634</text:p>
          </table:table-cell>
          <table:table-cell office:value-type="float" office:value="638.3688" calcext:value-type="float">
            <text:p>638.3688</text:p>
          </table:table-cell>
          <table:table-cell office:value-type="float" office:value="11.1125" calcext:value-type="float">
            <text:p>11.1125</text:p>
          </table:table-cell>
          <table:table-cell office:value-type="float" office:value="10.3911" calcext:value-type="float">
            <text:p>10.3911</text:p>
          </table:table-cell>
          <table:table-cell table:style-name="ce3" table:formula="of:=ORG.LIBREOFFICE.RAWSUBTRACT([.D7];[.E7])" office:value-type="float" office:value="0.721400000000001" calcext:value-type="float">
            <text:p>0.721400000000001</text:p>
          </table:table-cell>
          <table:table-cell table:formula="of:=4600*(1/(0.92*[.F7]+1.7)+1/(0.92*[.F7]+0.62))" office:value-type="float" office:value="5529.53658708751" calcext:value-type="float">
            <text:p>5529.536587087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27.2557" calcext:value-type="float">
            <text:p>1127.2557</text:p>
          </table:table-cell>
          <table:table-cell office:value-type="float" office:value="681.176" calcext:value-type="float">
            <text:p>681.176</text:p>
          </table:table-cell>
          <table:table-cell office:value-type="float" office:value="11.2572" calcext:value-type="float">
            <text:p>11.2572</text:p>
          </table:table-cell>
          <table:table-cell office:value-type="float" office:value="9.5806" calcext:value-type="float">
            <text:p>9.5806</text:p>
          </table:table-cell>
          <table:table-cell table:style-name="ce3" table:formula="of:=ORG.LIBREOFFICE.RAWSUBTRACT([.D8];[.E8])" office:value-type="float" office:value="1.6766" calcext:value-type="float">
            <text:p>1.6766</text:p>
          </table:table-cell>
          <table:table-cell table:formula="of:=4600*(1/(0.92*[.F8]+1.7)+1/(0.92*[.F8]+0.62))" office:value-type="float" office:value="3545.8658661559" calcext:value-type="float">
            <text:p>3545.86586615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4.2588" calcext:value-type="float">
            <text:p>984.2588</text:p>
          </table:table-cell>
          <table:table-cell office:value-type="float" office:value="1035.1786" calcext:value-type="float">
            <text:p>1035.1786</text:p>
          </table:table-cell>
          <table:table-cell office:value-type="float" office:value="12.005" calcext:value-type="float">
            <text:p>12.005</text:p>
          </table:table-cell>
          <table:table-cell office:value-type="float" office:value="10.5799" calcext:value-type="float">
            <text:p>10.5799</text:p>
          </table:table-cell>
          <table:table-cell table:style-name="ce3" table:formula="of:=ORG.LIBREOFFICE.RAWSUBTRACT([.D9];[.E9])" office:value-type="float" office:value="1.4251" calcext:value-type="float">
            <text:p>1.4251</text:p>
          </table:table-cell>
          <table:table-cell table:formula="of:=4600*(1/(0.92*[.F9]+1.7)+1/(0.92*[.F9]+0.62))" office:value-type="float" office:value="3909.75687819039" calcext:value-type="float">
            <text:p>3909.756878190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76.9764" calcext:value-type="float">
            <text:p>1276.9764</text:p>
          </table:table-cell>
          <table:table-cell office:value-type="float" office:value="1018.9523" calcext:value-type="float">
            <text:p>1018.9523</text:p>
          </table:table-cell>
          <table:table-cell office:value-type="float" office:value="9.6805" calcext:value-type="float">
            <text:p>9.6805</text:p>
          </table:table-cell>
          <table:table-cell office:value-type="float" office:value="8.0835" calcext:value-type="float">
            <text:p>8.0835</text:p>
          </table:table-cell>
          <table:table-cell table:style-name="ce3" table:formula="of:=ORG.LIBREOFFICE.RAWSUBTRACT([.D10];[.E10])" office:value-type="float" office:value="1.597" calcext:value-type="float">
            <text:p>1.597</text:p>
          </table:table-cell>
          <table:table-cell table:formula="of:=4600*(1/(0.92*[.F10]+1.7)+1/(0.92*[.F10]+0.62))" office:value-type="float" office:value="3653.20966006719" calcext:value-type="float">
            <text:p>3653.209660067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8.1285" calcext:value-type="float">
            <text:p>668.1285</text:p>
          </table:table-cell>
          <table:table-cell office:value-type="float" office:value="1134.7863" calcext:value-type="float">
            <text:p>1134.7863</text:p>
          </table:table-cell>
          <table:table-cell office:value-type="float" office:value="11.107" calcext:value-type="float">
            <text:p>11.107</text:p>
          </table:table-cell>
          <table:table-cell office:value-type="float" office:value="9.4135" calcext:value-type="float">
            <text:p>9.4135</text:p>
          </table:table-cell>
          <table:table-cell table:style-name="ce3" table:formula="of:=ORG.LIBREOFFICE.RAWSUBTRACT([.D11];[.E11])" office:value-type="float" office:value="1.6935" calcext:value-type="float">
            <text:p>1.6935</text:p>
          </table:table-cell>
          <table:table-cell table:formula="of:=4600*(1/(0.92*[.F11]+1.7)+1/(0.92*[.F11]+0.62))" office:value-type="float" office:value="3523.91047015781" calcext:value-type="float">
            <text:p>3523.910470157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97.5663" calcext:value-type="float">
            <text:p>1297.5663</text:p>
          </table:table-cell>
          <table:table-cell office:value-type="float" office:value="1060.3466" calcext:value-type="float">
            <text:p>1060.3466</text:p>
          </table:table-cell>
          <table:table-cell office:value-type="float" office:value="10.2362" calcext:value-type="float">
            <text:p>10.2362</text:p>
          </table:table-cell>
          <table:table-cell office:value-type="float" office:value="8.5215" calcext:value-type="float">
            <text:p>8.5215</text:p>
          </table:table-cell>
          <table:table-cell table:style-name="ce3" table:formula="of:=ORG.LIBREOFFICE.RAWSUBTRACT([.D12];[.E12])" office:value-type="float" office:value="1.7147" calcext:value-type="float">
            <text:p>1.7147</text:p>
          </table:table-cell>
          <table:table-cell table:formula="of:=4600*(1/(0.92*[.F12]+1.7)+1/(0.92*[.F12]+0.62))" office:value-type="float" office:value="3496.76346007464" calcext:value-type="float">
            <text:p>3496.763460074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55.8579" calcext:value-type="float">
            <text:p>855.8579</text:p>
          </table:table-cell>
          <table:table-cell office:value-type="float" office:value="749.751" calcext:value-type="float">
            <text:p>749.751</text:p>
          </table:table-cell>
          <table:table-cell office:value-type="float" office:value="12.1511" calcext:value-type="float">
            <text:p>12.1511</text:p>
          </table:table-cell>
          <table:table-cell office:value-type="float" office:value="10.519" calcext:value-type="float">
            <text:p>10.519</text:p>
          </table:table-cell>
          <table:table-cell table:style-name="ce3" table:formula="of:=ORG.LIBREOFFICE.RAWSUBTRACT([.D13];[.E13])" office:value-type="float" office:value="1.6321" calcext:value-type="float">
            <text:p>1.6321</text:p>
          </table:table-cell>
          <table:table-cell table:formula="of:=4600*(1/(0.92*[.F13]+1.7)+1/(0.92*[.F13]+0.62))" office:value-type="float" office:value="3605.05658350185" calcext:value-type="float">
            <text:p>3605.05658350185</text:p>
          </table:table-cell>
        </table:table-row>
        <table:table-row table:style-name="ro1">
          <table:table-cell table:number-columns-repeated="5"/>
          <table:table-cell table:style-name="ce1"/>
          <table:table-cell/>
        </table:table-row>
        <table:table-row table:style-name="ro1" table:number-rows-repeated="104856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1:33:27.462688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03:16.644413612</meta:creation-date>
    <dc:date>2019-12-17T11:34:57.257544969</dc:date>
    <meta:editing-duration>PT6M47S</meta:editing-duration>
    <meta:editing-cycles>2</meta:editing-cycles>
    <meta:generator>LibreOffice/6.0.7.3$Linux_X86_64 LibreOffice_project/00m0$Build-3</meta:generator>
    <meta:document-statistic meta:table-count="1" meta:cell-count="91" meta:object-count="0"/>
  </office:meta>
</office:document-meta>
</file>